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E000002444A854A09901FC437.png" manifest:media-type="image/png"/>
  <manifest:file-entry manifest:full-path="Pictures/10000000000003C4000005090E226D1BDC537217.jpg" manifest:media-type="image/jpeg"/>
  <manifest:file-entry manifest:full-path="Pictures/1000000000000390000004DE73B3B59D607789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75cm" fo:min-width="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55cm" fo:min-width="2.5cm"/>
    </style:style>
    <style:style style:name="gr9" style:family="graphic" style:parent-style-name="objectwithoutfill">
      <style:graphic-properties svg:stroke-width="0.212cm" svg:stroke-color="#99ff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5cm" fo:min-width="6.5cm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8.234cm" svg:height="11.25cm" svg:x="1.166cm" svg:y="17.55cm">
          <draw:image xlink:href="Pictures/1000000000000390000004DE73B3B59D60778917.jpg" xlink:type="simple" xlink:show="embed" xlink:actuate="onLoad">
            <text:p/>
          </draw:image>
        </draw:frame>
        <draw:frame draw:style-name="gr2" draw:text-style-name="P1" draw:layer="layout" svg:width="8.285cm" svg:height="11.078cm" svg:x="10.8cm" svg:y="17.722cm">
          <draw:image xlink:href="Pictures/10000000000003C4000005090E226D1BDC537217.jpg" xlink:type="simple" xlink:show="embed" xlink:actuate="onLoad">
            <text:p/>
          </draw:image>
        </draw:frame>
        <draw:frame draw:style-name="gr3" draw:text-style-name="P2" draw:layer="layout" svg:width="5.603cm" svg:height="0.962cm" svg:x="1cm" svg:y="1cm">
          <draw:text-box>
            <text:p>Component labels</text:p>
          </draw:text-box>
        </draw:frame>
        <draw:frame draw:style-name="gr4" draw:text-style-name="P2" draw:layer="layout" svg:width="3.249cm" svg:height="0.962cm" svg:x="10.351cm" svg:y="16.4cm">
          <draw:text-box>
            <text:p>Back side</text:p>
          </draw:text-box>
        </draw:frame>
        <draw:frame draw:style-name="gr5" draw:text-style-name="P2" draw:layer="layout" svg:width="7.299cm" svg:height="1.9cm" svg:x="1cm" svg:y="16.4cm">
          <draw:text-box>
            <text:p>Front side</text:p>
          </draw:text-box>
        </draw:frame>
        <draw:custom-shape draw:style-name="gr6" draw:text-style-name="P3" draw:layer="layout" svg:width="2cm" svg:height="1.4cm" svg:x="4.8cm" svg:y="25.8cm">
          <text:p text:style-name="P1">←</text:p>
          <text:p text:style-name="P1">Di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4cm" svg:x="12.7cm" svg:y="26.3cm">
          <text:p text:style-name="P1">Diode</text:p>
          <text:p text:style-name="P1">→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3cm" svg:x="13.4cm" svg:y="22.8cm">
          <text:p text:style-name="P1">1x17</text:p>
          <text:p text:style-name="P1">Pin</text:p>
          <text:p text:style-name="P1"><text:s/>Socket</text:p>
          <text:p text:style-name="P1">(female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2.8cm" svg:x="13cm" svg:y="19.2cm">
          <text:p text:style-name="P1">Please</text:p>
          <text:p text:style-name="P1">ignore</text:p>
          <text:p text:style-name="P1">bread</text:p>
          <text:p text:style-name="P1">board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485cm" svg:height="13.883cm" svg:x="0.915cm" svg:y="2.117cm">
          <draw:image xlink:href="Pictures/100000000000032E000002444A854A09901FC437.png" xlink:type="simple" xlink:show="embed" xlink:actuate="onLoad">
            <text:p/>
          </draw:image>
        </draw:frame>
        <draw:line draw:style-name="gr9" draw:text-style-name="P4" draw:layer="layout" svg:x1="16.1cm" svg:y1="24.4cm" svg:x2="17.7cm" svg:y2="24.4cm">
          <text:p/>
        </draw:line>
        <draw:line draw:style-name="gr9" draw:text-style-name="P4" draw:layer="layout" svg:x1="13.147cm" svg:y1="24.4cm" svg:x2="11.5cm" svg:y2="24.4cm">
          <text:p/>
        </draw:line>
        <draw:custom-shape draw:style-name="gr10" draw:text-style-name="P3" draw:layer="layout" svg:width="7cm" svg:height="1.4cm" svg:x="1.9cm" svg:y="19.7cm">
          <text:p text:style-name="P1">ESP32 module that has </text:p>
          <text:p text:style-name="P1">TELEC mar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565cm" fo:margin-bottom="0cm" fo:text-indent="0cm"/>
      <style:text-properties fo:font-size="39.5999984741211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424cm" fo:margin-bottom="0cm" fo:text-indent="0cm"/>
      <style:text-properties fo:font-size="33.9000015258789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82cm" fo:margin-bottom="0cm" fo:text-indent="0cm"/>
      <style:text-properties fo:font-size="28.299999237060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標準" style:page-layout-name="PM1" draw:style-name="Mdp1">
      <draw:frame presentation:style-name="標準-title" draw:layer="backgroundobjects" svg:width="18.899cm" svg:height="4.958cm" svg:x="1.05cm" svg:y="1.183cm" presentation:class="title" presentation:placeholder="true">
        <draw:text-box/>
      </draw:frame>
      <draw:frame presentation:style-name="標準-outline1" draw:layer="backgroundobjects" svg:width="18.899cm" svg:height="17.225cm" svg:x="1.05cm" svg:y="6.949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8cm" svg:x="7.181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8cm" svg:x="15.056cm" svg:y="27.05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3:01:20.013705503</meta:creation-date>
    <dc:date>2017-03-29T11:19:24.546835499</dc:date>
    <meta:editing-duration>PT14M10S</meta:editing-duration>
    <meta:editing-cycles>5</meta:editing-cycles>
    <meta:generator>LibreOffice/5.2.2.2$Linux_X86_64 LibreOffice_project/20m0$Build-2</meta:generator>
    <meta:document-statistic meta:object-count="36"/>
  </office:meta>
</office:document-meta>
</file>